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6.087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7.773cm"/>
    </style:style>
    <style:style style:name="co7" style:family="table-column">
      <style:table-column-properties fo:break-before="auto" style:column-width="7.387cm"/>
    </style:style>
    <style:style style:name="co8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echts</text:p>
          </table:table-cell>
          <table:table-cell table:style-name="ce2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ienenmann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ummelmann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/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/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Friss meine Sport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gegen Itchy &amp; Scratchy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Oklaho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, Kanada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Kriminalakte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tallblaue Versuchun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 table:number-rows-repeated="1047879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</table:table>
      <table:named-expressions/>
      <table:database-ranges>
        <table:database-range table:name="__Anonymous_Sheet_DB__0" table:target-range-address="Schreibhand.A1:Schreibhand.C68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2">00.00.0000</text:date>, <text:time style:data-style-name="N2" text:time-value="19:41:38.49815537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generator>LibreOffice/6.4.4.2$Linux_X86_64 LibreOffice_project/3d775be2011f3886db32dfd395a6a6d1ca2630ff</meta:generator>
    <meta:creation-date>2006-09-16T14:57:30</meta:creation-date>
    <dc:date>2020-08-12T19:42:31.790202292</dc:date>
    <meta:editing-cycles>392</meta:editing-cycles>
    <meta:editing-duration>PT18H13M10S</meta:editing-duration>
    <meta:document-statistic meta:table-count="2" meta:cell-count="1644" meta:object-count="0"/>
    <meta:user-defined meta:name="Info 1"/>
    <meta:user-defined meta:name="Info 2"/>
    <meta:user-defined meta:name="Info 3"/>
    <meta:user-defined meta:name="Info 4"/>
  </office:meta>
</office:document-meta>
</file>